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30000034997F31A8D.png" manifest:media-type="image/png"/>
  <manifest:file-entry manifest:full-path="Pictures/100059C50000522400007420836EC0A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fo:font-weight="bold" officeooo:rsid="000547a9" officeooo:paragraph-rsid="000547a9" style:font-size-asian="10.5pt" style:font-weight-asian="bold" style:font-weight-complex="bold"/>
    </style:style>
    <style:style style:name="P2" style:family="paragraph" style:parent-style-name="Standard">
      <style:text-properties fo:language="es" fo:country="ES" fo:font-weight="normal" officeooo:rsid="000547a9" officeooo:paragraph-rsid="000547a9" style:font-size-asian="10.5pt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0064746" officeooo:paragraph-rsid="00064746" style:font-size-asian="10.5pt" style:font-weight-asian="normal" style:font-weight-complex="normal"/>
    </style:style>
    <style:style style:name="P4" style:family="paragraph" style:parent-style-name="Standard">
      <style:text-properties fo:language="es" fo:country="ES" fo:font-weight="bold" officeooo:rsid="000547a9" officeooo:paragraph-rsid="000547a9" style:font-size-asian="10.5pt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064746" officeooo:paragraph-rsid="00064746" style:font-size-asian="10.5pt" style:font-weight-asian="bold" style:font-weight-complex="bold"/>
    </style:style>
    <style:style style:name="T1" style:family="text">
      <style:text-properties officeooo:rsid="00064746"/>
    </style:style>
    <style:style style:name="T2" style:family="text">
      <style:text-properties officeooo:rsid="00083e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04cm, 0cm, 6.93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escripción empresa</text:p>
      <text:p text:style-name="P1"/>
      <text:p text:style-name="P2">Aci System <text:span text:style-name="T2">sera </text:span>fundada <text:span text:style-name="T2">en</text:span> 2016 por un joven emprendedor (Albert Argudo Cortes) , es una empresa que <text:span text:style-name="T2">se</text:span> dedica a varios sectores informáticos montaje y mantenimiento de ordenadores y redes, programación y creación de paginas web . </text:p>
      <text:p text:style-name="P2"/>
      <text:p text:style-name="P2">Nuestra idea es ofrecer servicios que otras empresas no ofrecen , nosotros lo que queremos es que te sientas lo más cómodo posible por eso hemos decidido que si tu no puedes venir a nuestra local nosotros vamos hacia ti . </text:p>
      <text:p text:style-name="P2"/>
      <text:p text:style-name="P2">Otra cosa que nos hace ser diferentes es que <text:s/>realizamos reuniones con clientes que quieran hacer una pagina web o una aplicación para que podamos ser lo más preciso con lo que busca el cliente .</text:p>
      <text:p text:style-name="P4"/>
      <text:p text:style-name="P4"><text:span text:style-name="T1">P</text:span>etición de<text:span text:style-name="T1">l</text:span> cliente </text:p>
      <text:p text:style-name="P4"/>
      <text:p text:style-name="P2">Una nueva empresa de programación y diseño a contactado con nosotros para que le hagamos <text:s/>toda la configuración informatica , hardware , redes , perifericos y servidores .</text:p>
      <text:p text:style-name="P4"/>
      <text:p text:style-name="P5">Planta 1 : </text:p>
      <text:p text:style-name="P5"/>
      <text:p text:style-name="P3">Secretaria : 1 ordenador .</text:p>
      <text:p text:style-name="P3">Sala de servidores : 3 servidores , router y switch .</text:p>
      <text:p text:style-name="P3">Sala de aprendizaje : 10 ordenadores y switch .</text:p>
      <text:p text:style-name="P3"/>
      <text:p text:style-name="P5">Planta 2 :</text:p>
      <text:p text:style-name="P5"/>
      <text:p text:style-name="P3">Sala de reuniones : 1 ordenador , proyector y pantalla de proyector .</text:p>
      <text:p text:style-name="P3">Sala de reparaciones : 8 ordenadores y 1 switch </text:p>
      <text:p text:style-name="P3"/>
      <text:p text:style-name="P5">Planta 3 : </text:p>
      <text:p text:style-name="P5"/>
      <text:p text:style-name="P3">Despacho jefe : 1 ordenador -</text:p>
      <text:p text:style-name="P3">Sala de programación : 8 ordenadores y 1 switch .</text:p>
      <text:p text:style-name="P3"/>
      <text:p text:style-name="P3"/>
      <text:p text:style-name="P3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6.204cm, 0cm, 6.93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108cm" svg:y="-1.471cm" svg:width="2.84cm" svg:height="2.24cm" draw:z-index="0"><draw:image xlink:href="Pictures/100059C50000522400007420836EC0A7.svg" xlink:type="simple" xlink:show="embed" xlink:actuate="onLoad"/><draw:image xlink:href="Pictures/10000201000002530000034997F31A8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0:19:58.545541781</meta:creation-date>
    <dc:date>2015-11-06T11:36:10.201555529</dc:date>
    <meta:editing-duration>PT32M30S</meta:editing-duration>
    <meta:editing-cycles>1</meta:editing-cycles>
    <meta:document-statistic meta:table-count="0" meta:image-count="1" meta:object-count="0" meta:page-count="1" meta:paragraph-count="16" meta:word-count="220" meta:character-count="1212" meta:non-whitespace-character-count="1000"/>
    <meta:generator>LibreOffice/4.4.2.2$Linux_X86_64 LibreOffice_project/40m0$Build-2</meta:generator>
  </office:meta>
</office:document-meta>
</file>